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paragraph-properties fo:margin-top="0cm" fo:margin-bottom="0cm" loext:contextual-spacing="false"/>
    </style:style>
    <style:style style:name="P4" style:family="paragraph" style:parent-style-name="Text_20_body" style:list-style-name="L1">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MariaDB on Alpine Linux</text:h>
      <text:p text:style-name="P3"><text:a xlink:type="simple" xlink:href="https://www.librebyte.net/en/data-base/how-to-install-mariadb-on-alpine-linux/#respond" text:style-name="Internet_20_link" text:visited-style-name="Visited_20_Internet_20_Link">Leave a Comment</text:a> / <text:a xlink:type="simple" xlink:href="https://www.librebyte.net/en/category/data-base/" text:style-name="Internet_20_link" text:visited-style-name="Visited_20_Internet_20_Link">Data Base</text:a> / By <text:a xlink:type="simple" xlink:href="https://www.librebyte.net/en/author/sedlav/" text:style-name="Internet_20_link" text:visited-style-name="Visited_20_Internet_20_Link">sedlav </text:a>/ May 25, 2021</text:p>
      <text:p text:style-name="Text_20_body"><text:span text:style-name="Strong_20_Emphasis"/></text:p>
      <text:p text:style-name="Text_20_body"><text:a xlink:type="simple" xlink:href="https://alpinelinux.org/" text:style-name="Internet_20_link" text:visited-style-name="Visited_20_Internet_20_Link">Alpine Linux</text:a> is a minimalist distribution with a focus on security and simplicity.</text:p>
      <text:p text:style-name="Text_20_body"><text:a xlink:type="simple" xlink:href="https://mariadb.org/" text:style-name="Internet_20_link" text:visited-style-name="Visited_20_Internet_20_Link">MariaDB</text:a> is one of the most popular database servers in the world, created by the original MySQL developers and initially conceived as a direct and improved MYSQL replacement. MariaDB is fast, scalable, and robust, with a rich ecosystem of storage engines, plugins, and other tools that make it versatile and flexible in different scenarios. MariaDB is developed as free software under the GPL license. The latest versions of MariaDB also include GIS and JSON functions.</text:p>
      <text:h text:style-name="Heading_20_2" text:outline-level="2">Install</text:h>
      <text:p text:style-name="P1"><text:span text:style-name="Source_20_Text"># apk add mariadb</text:span></text:p>
      <text:h text:style-name="Heading_20_2" text:outline-level="2">Handle the server process</text:h>
      <text:p text:style-name="Text_20_body">In this part we will learn how to start, stop or restart the mariadb service, for this we will use the <text:a xlink:type="simple" xlink:href="https://wiki.gentoo.org/wiki/Project:OpenRC" text:style-name="Internet_20_link" text:visited-style-name="Visited_20_Internet_20_Link">OpenRC</text:a> initialization system . OpenRC is the default initialization system on distributions like <text:a xlink:type="simple" xlink:href="https://www.gentoo.org/" text:style-name="Internet_20_link" text:visited-style-name="Visited_20_Internet_20_Link">Gentoo</text:a> and Alpine Linux.</text:p>
      <text:h text:style-name="Heading_20_3" text:outline-level="3">Check status</text:h>
      <text:p text:style-name="Preformatted_20_Text"><text:span text:style-name="Source_20_Text"># rc-service mariadb status</text:span></text:p>
      <text:p text:style-name="P1"><text:span text:style-name="Source_20_Text"><text:s/>* status: stopped</text:span></text:p>
      <text:h text:style-name="Heading_20_3" text:outline-level="3">Start</text:h>
      <text:p text:style-name="Preformatted_20_Text"><text:span text:style-name="Source_20_Text"># rc-service mariadb start</text:span></text:p>
      <text:p text:style-name="Preformatted_20_Text"><text:span text:style-name="Source_20_Text"><text:s/>* Caching service dependencies ... <text:s text:c="8"/>[ ok ]</text:span></text:p>
      <text:p text:style-name="Preformatted_20_Text"><text:span text:style-name="Source_20_Text"><text:s/>* Datadir '/var/lib/mysql' is empty or invalid.</text:span></text:p>
      <text:p text:style-name="Preformatted_20_Text"><text:span text:style-name="Source_20_Text"><text:s/>* Run '/etc/init.d/mariadb setup' to create new database.</text:span></text:p>
      <text:p text:style-name="P1"><text:span text:style-name="Source_20_Text"><text:s/>* ERROR: mariadb failed to start</text:span></text:p>
      <text:p text:style-name="Text_20_body">The previous error tells us that we have not initialized/installed the databases so we must execute the following command:</text:p>
      <text:p text:style-name="Preformatted_20_Text"><text:span text:style-name="Source_20_Text"># /etc/init.d/mariadb setup</text:span></text:p>
      <text:p text:style-name="Preformatted_20_Text"><text:span text:style-name="Source_20_Text"><text:s/>* Creating a new MySQL database ...</text:span></text:p>
      <text:p text:style-name="Preformatted_20_Text"><text:span text:style-name="Source_20_Text">Installing MariaDB/MySQL system tables in '/var/lib/mysql' ...</text:span></text:p>
      <text:p text:style-name="Preformatted_20_Text"><text:span text:style-name="Source_20_Text">OK</text:span></text:p>
      <text:p text:style-name="P1"><text:span text:style-name="Source_20_Text">...</text:span></text:p>
      <text:p text:style-name="Text_20_body">Now we can start the DB server</text:p>
      <text:p text:style-name="Preformatted_20_Text"><text:span text:style-name="Source_20_Text"># rc-service mariadb start</text:span></text:p>
      <text:p text:style-name="Preformatted_20_Text"><text:span text:style-name="Source_20_Text"><text:s/>* Starting mariadb ...</text:span></text:p>
      <text:p text:style-name="Preformatted_20_Text"><text:span text:style-name="Source_20_Text">210413 22:11:45 mysqld_safe Logging to syslog.</text:span></text:p>
      <text:p text:style-name="P1"><text:span text:style-name="Source_20_Text">210413 22:11:45 mysqld_safe Starting mariadbd daemon with databases from /var/lib/mysql <text:s text:c="11"/>[ ok ]</text:span></text:p>
      <text:p text:style-name="Text_20_body"><text:soft-page-break/>Check the status again</text:p>
      <text:p text:style-name="Preformatted_20_Text"><text:span text:style-name="Source_20_Text"># rc-service mariadb status</text:span></text:p>
      <text:p text:style-name="P1"><text:span text:style-name="Source_20_Text"><text:s/>* status: started</text:span></text:p>
      <text:h text:style-name="Heading_20_2" text:outline-level="2">Start with the OS</text:h>
      <text:p text:style-name="Text_20_body">If you want MariaDB will start automatically after a system reboot exec the following command:</text:p>
      <text:p text:style-name="Preformatted_20_Text"><text:span text:style-name="Source_20_Text"># rc-update add mariadb default</text:span></text:p>
      <text:p text:style-name="P1"><text:span text:style-name="Source_20_Text"><text:s/>* service mariadb added to runlevel default</text:span></text:p>
      <text:h text:style-name="Heading_20_2" text:outline-level="2">Stop</text:h>
      <text:p text:style-name="Preformatted_20_Text"><text:span text:style-name="Source_20_Text"># rc-service mariadb stop</text:span></text:p>
      <text:p text:style-name="P1"><text:span text:style-name="Source_20_Text"><text:s/>* Stopping mariadb ... <text:s text:c="12"/>[ ok ]</text:span></text:p>
      <text:h text:style-name="Heading_20_2" text:outline-level="2">Connect to the server</text:h>
      <text:p text:style-name="Text_20_body">To connect to the DB server we must install the package <text:span text:style-name="Source_20_Text">mariadb-client</text:span></text:p>
      <text:p text:style-name="P1"><text:span text:style-name="Source_20_Text"># apk add mariadb-client</text:span></text:p>
      <text:p text:style-name="Text_20_body">The mariadb-client package includes the mysql shell so we can run:</text:p>
      <text:p text:style-name="Preformatted_20_Text"><text:span text:style-name="Source_20_Text"># mysql -u root </text:span></text:p>
      <text:p text:style-name="Preformatted_20_Text"><text:span text:style-name="Source_20_Text">Welcome to the MariaDB monitor. <text:s/>Commands end with ; or \g.</text:span></text:p>
      <text:p text:style-name="Preformatted_20_Text"><text:span text:style-name="Source_20_Text">Your MariaDB connection id is 4</text:span></text:p>
      <text:p text:style-name="Preformatted_20_Text"><text:span text:style-name="Source_20_Text">Server version: 10.5.8-MariaDB MariaDB Server</text:span></text:p>
      <text:p text:style-name="Preformatted_20_Text"/>
      <text:p text:style-name="Preformatted_20_Text"><text:span text:style-name="Source_20_Text">Copyright (c) 2000, 2018, Oracle, MariaDB Corporation Ab and others.</text:span></text:p>
      <text:p text:style-name="Preformatted_20_Text"/>
      <text:p text:style-name="Preformatted_20_Text"><text:span text:style-name="Source_20_Text">Type 'help;' or '\h' for help. Type '\c' to clear the current input statement.</text:span></text:p>
      <text:p text:style-name="Preformatted_20_Text"/>
      <text:p text:style-name="P1"><text:span text:style-name="Source_20_Text">MariaDB [(none)]&gt; </text:span></text:p>
      <text:p text:style-name="Text_20_body">Show databases</text:p>
      <text:p text:style-name="Preformatted_20_Text"><text:span text:style-name="Source_20_Text">MariaDB [(none)]&gt; show databases;</text:span></text:p>
      <text:p text:style-name="Preformatted_20_Text"><text:span text:style-name="Source_20_Text">+--------------------+</text:span></text:p>
      <text:p text:style-name="Preformatted_20_Text"><text:span text:style-name="Source_20_Text">| Database <text:s text:c="10"/>|</text:span></text:p>
      <text:p text:style-name="Preformatted_20_Text"><text:span text:style-name="Source_20_Text">+--------------------+</text:span></text:p>
      <text:p text:style-name="Preformatted_20_Text"><text:span text:style-name="Source_20_Text">| information_schema |</text:span></text:p>
      <text:p text:style-name="Preformatted_20_Text"><text:span text:style-name="Source_20_Text">| mysql <text:s text:c="13"/>|</text:span></text:p>
      <text:p text:style-name="Preformatted_20_Text"><text:span text:style-name="Source_20_Text">| performance_schema |</text:span></text:p>
      <text:p text:style-name="Preformatted_20_Text"><text:span text:style-name="Source_20_Text">| test <text:s text:c="14"/>|</text:span></text:p>
      <text:p text:style-name="Preformatted_20_Text"><text:span text:style-name="Source_20_Text">+--------------------+</text:span></text:p>
      <text:p text:style-name="P1"><text:span text:style-name="Source_20_Text">4 rows in set (0.000 sec)</text:span></text:p>
      <text:p text:style-name="Text_20_body">Improve the DB server security:</text:p>
      <text:p text:style-name="Text_20_body"><text:a xlink:type="simple" xlink:href="https://mariadb.com/kb/en/mysql_secure_installation/" text:style-name="Internet_20_link" text:visited-style-name="Visited_20_Internet_20_Link">mysql_secure_installation</text:a> is a shell script available on Unix systems, and enables you to improve the security of your MariaDB installation in the following ways:</text:p>
      <text:list xml:id="list2482310033" text:style-name="L1">
        <text:list-item>
          <text:p text:style-name="P4">You can set a password for root accounts. </text:p>
        </text:list-item>
        <text:list-item>
          <text:p text:style-name="P4">You can remove root accounts that are accessible from outside the local host. </text:p>
        </text:list-item>
        <text:list-item>
          <text:p text:style-name="P4">You can remove anonymous-user accounts. </text:p>
        </text:list-item>
        <text:list-item>
          <text:p text:style-name="P2"><text:soft-page-break/>You can remove the test database, which by default can be accessed by anonymous users. </text:p>
        </text:list-item>
      </text:list>
      <text:p text:style-name="Preformatted_20_Text"><text:span text:style-name="Source_20_Text">$ mariadb-secure-installation </text:span></text:p>
      <text:p text:style-name="Preformatted_20_Text"/>
      <text:p text:style-name="Preformatted_20_Text"><text:span text:style-name="Source_20_Text">NOTE: RUNNING ALL PARTS OF THIS SCRIPT IS RECOMMENDED FOR ALL MariaDB</text:span></text:p>
      <text:p text:style-name="Preformatted_20_Text"><text:span text:style-name="Source_20_Text"><text:s text:c="6"/>SERVERS IN PRODUCTION USE! <text:s/>PLEASE READ EACH STEP CAREFULLY!</text:span></text:p>
      <text:p text:style-name="Preformatted_20_Text"/>
      <text:p text:style-name="Preformatted_20_Text"><text:span text:style-name="Source_20_Text">In order to log into MariaDB to secure it, we'll need the current</text:span></text:p>
      <text:p text:style-name="Preformatted_20_Text"><text:span text:style-name="Source_20_Text">password for the root user. If you've just installed MariaDB, and</text:span></text:p>
      <text:p text:style-name="Preformatted_20_Text"><text:span text:style-name="Source_20_Text">haven't set the root password yet, you should just press enter here.</text:span></text:p>
      <text:p text:style-name="Preformatted_20_Text"/>
      <text:p text:style-name="Preformatted_20_Text"><text:span text:style-name="Source_20_Text">Enter current password for root (enter for none): </text:span></text:p>
      <text:p text:style-name="Preformatted_20_Text"><text:span text:style-name="Source_20_Text">OK, successfully used password, moving on...</text:span></text:p>
      <text:p text:style-name="Preformatted_20_Text"/>
      <text:p text:style-name="Preformatted_20_Text"><text:span text:style-name="Source_20_Text">Setting the root password or using the unix_socket ensures that nobody</text:span></text:p>
      <text:p text:style-name="Preformatted_20_Text"><text:span text:style-name="Source_20_Text">can log into the MariaDB root user without the proper authorisation.</text:span></text:p>
      <text:p text:style-name="Preformatted_20_Text"/>
      <text:p text:style-name="Preformatted_20_Text"><text:span text:style-name="Source_20_Text">You already have your root account protected, so you can safely answer 'n'.</text:span></text:p>
      <text:p text:style-name="Preformatted_20_Text"/>
      <text:p text:style-name="Preformatted_20_Text"><text:span text:style-name="Source_20_Text">Switch to unix_socket authentication [Y/n] Y</text:span></text:p>
      <text:p text:style-name="Preformatted_20_Text"><text:span text:style-name="Source_20_Text">Enabled successfully!</text:span></text:p>
      <text:p text:style-name="Preformatted_20_Text"><text:span text:style-name="Source_20_Text">Reloading privilege tables..</text:span></text:p>
      <text:p text:style-name="Preformatted_20_Text"><text:span text:style-name="Source_20_Text"><text:s/>... Success!</text:span></text:p>
      <text:p text:style-name="Preformatted_20_Text"/>
      <text:p text:style-name="Preformatted_20_Text"/>
      <text:p text:style-name="Preformatted_20_Text"><text:span text:style-name="Source_20_Text">You already have your root account protected, so you can safely answer 'n'.</text:span></text:p>
      <text:p text:style-name="Preformatted_20_Text"/>
      <text:p text:style-name="Preformatted_20_Text"><text:span text:style-name="Source_20_Text">Change the root password? [Y/n] n</text:span></text:p>
      <text:p text:style-name="Preformatted_20_Text"><text:span text:style-name="Source_20_Text"><text:s/>... skipping.</text:span></text:p>
      <text:p text:style-name="Preformatted_20_Text"/>
      <text:p text:style-name="Preformatted_20_Text"><text:span text:style-name="Source_20_Text">By default, a MariaDB installation has an anonymous user, allowing anyone</text:span></text:p>
      <text:p text:style-name="Preformatted_20_Text"><text:span text:style-name="Source_20_Text">to log into MariaDB without having to have a user account created for</text:span></text:p>
      <text:p text:style-name="Preformatted_20_Text"><text:span text:style-name="Source_20_Text">them. <text:s/>This is intended only for testing, and to make the installation</text:span></text:p>
      <text:p text:style-name="Preformatted_20_Text"><text:span text:style-name="Source_20_Text">go a bit smoother. <text:s/>You should remove them before moving into a</text:span></text:p>
      <text:p text:style-name="Preformatted_20_Text"><text:span text:style-name="Source_20_Text">production environment.</text:span></text:p>
      <text:p text:style-name="Preformatted_20_Text"/>
      <text:p text:style-name="Preformatted_20_Text"><text:span text:style-name="Source_20_Text">Remove anonymous users? [Y/n] Y</text:span></text:p>
      <text:p text:style-name="Preformatted_20_Text"><text:span text:style-name="Source_20_Text"><text:s/>... Success!</text:span></text:p>
      <text:p text:style-name="Preformatted_20_Text"/>
      <text:p text:style-name="Preformatted_20_Text"><text:span text:style-name="Source_20_Text">Normally, root should only be allowed to connect from 'localhost'. <text:s/>This</text:span></text:p>
      <text:p text:style-name="Preformatted_20_Text"><text:span text:style-name="Source_20_Text">ensures that someone cannot guess at the root password from the network.</text:span></text:p>
      <text:p text:style-name="Preformatted_20_Text"/>
      <text:p text:style-name="Preformatted_20_Text"><text:span text:style-name="Source_20_Text">Disallow root login remotely? [Y/n] Y</text:span></text:p>
      <text:p text:style-name="Preformatted_20_Text"><text:span text:style-name="Source_20_Text"><text:s/>... Success!</text:span></text:p>
      <text:p text:style-name="Preformatted_20_Text"/>
      <text:p text:style-name="Preformatted_20_Text"><text:span text:style-name="Source_20_Text">By default, MariaDB comes with a database named 'test' that anyone can</text:span></text:p>
      <text:p text:style-name="Preformatted_20_Text"><text:span text:style-name="Source_20_Text">access. <text:s/>This is also intended only for testing, and should be removed</text:span></text:p>
      <text:p text:style-name="Preformatted_20_Text"><text:span text:style-name="Source_20_Text">before moving into a production environment.</text:span></text:p>
      <text:p text:style-name="Preformatted_20_Text"/>
      <text:p text:style-name="Preformatted_20_Text"><text:span text:style-name="Source_20_Text">Remove test database and access to it? [Y/n] Y</text:span></text:p>
      <text:p text:style-name="Preformatted_20_Text"><text:span text:style-name="Source_20_Text"><text:s/>- Dropping test database...</text:span></text:p>
      <text:p text:style-name="Preformatted_20_Text"><text:span text:style-name="Source_20_Text"><text:s/>... Success!</text:span></text:p>
      <text:p text:style-name="Preformatted_20_Text"><text:span text:style-name="Source_20_Text"><text:s/>- Removing privileges on test database...</text:span></text:p>
      <text:p text:style-name="Preformatted_20_Text"><text:span text:style-name="Source_20_Text"><text:s/>... Success!</text:span></text:p>
      <text:p text:style-name="Preformatted_20_Text"/>
      <text:p text:style-name="Preformatted_20_Text"><text:span text:style-name="Source_20_Text">Reloading the privilege tables will ensure that all changes made so far</text:span></text:p>
      <text:p text:style-name="Preformatted_20_Text"><text:span text:style-name="Source_20_Text">will take effect immediately.</text:span></text:p>
      <text:p text:style-name="Preformatted_20_Text"/>
      <text:p text:style-name="Preformatted_20_Text"><text:span text:style-name="Source_20_Text">Reload privilege tables now? [Y/n] Y</text:span></text:p>
      <text:p text:style-name="Preformatted_20_Text"><text:span text:style-name="Source_20_Text"><text:s/>... Success!</text:span></text:p>
      <text:p text:style-name="Preformatted_20_Text"/>
      <text:p text:style-name="Preformatted_20_Text"><text:span text:style-name="Source_20_Text">Cleaning up...</text:span></text:p>
      <text:p text:style-name="Preformatted_20_Text"/>
      <text:p text:style-name="Preformatted_20_Text"><text:span text:style-name="Source_20_Text">All done! <text:s/>If you've completed all of the above steps, your MariaDB</text:span></text:p>
      <text:p text:style-name="Preformatted_20_Text"><text:soft-page-break/><text:span text:style-name="Source_20_Text">installation should now be secure.</text:span></text:p>
      <text:p text:style-name="Preformatted_20_Text"/>
      <text:p text:style-name="P1"><text:span text:style-name="Source_20_Text">Thanks for using MariaDB!</text:span></text:p>
      <text:p text:style-name="Standard"><text:a xlink:type="simple" xlink:href="https://www.librebyte.net/en/data-base/how-to-install-mariadb-on-alpine-linux/" text:style-name="Internet_20_link" text:visited-style-name="Visited_20_Internet_20_Link">https://www.librebyte.net/en/data-base/how-to-install-mariadb-on-alpine-linux/</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2:51:00.670448865</meta:creation-date>
    <dc:date>2022-03-16T12:51:25.872210526</dc:date>
    <meta:editing-duration>PT27S</meta:editing-duration>
    <meta:editing-cycles>1</meta:editing-cycles>
    <meta:document-statistic meta:table-count="0" meta:image-count="0" meta:object-count="0" meta:page-count="4" meta:paragraph-count="112" meta:word-count="845" meta:character-count="5314" meta:non-whitespace-character-count="4480"/>
    <meta:generator>LibreOffice/6.4.7.2$Linux_X86_64 LibreOffice_project/40$Build-2</meta:generator>
  </office:meta>
</office:document-meta>
</file>